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26E00000131C72237C2.svm" manifest:media-type=""/>
  <manifest:file-entry manifest:full-path="Pictures/200000010000016400000129B6113C1E.svm" manifest:media-type=""/>
  <manifest:file-entry manifest:full-path="Pictures/20000001000001640000012D60A1FB1C.svm" manifest:media-type=""/>
  <manifest:file-entry manifest:full-path="Pictures/20000001000002720000012D1FCF2084.svm" manifest:media-type=""/>
  <manifest:file-entry manifest:full-path="Pictures/2000000100000259000000D4DE5EB20D.svm" manifest:media-type=""/>
  <manifest:file-entry manifest:full-path="Pictures/20000001000001420000012483F97882.svm" manifest:media-type=""/>
  <manifest:file-entry manifest:full-path="Pictures/2000000100000196000000D88048B7F8.svm" manifest:media-type=""/>
  <manifest:file-entry manifest:full-path="Pictures/20000001000001CD0000012DBE74C9DE.svm" manifest:media-type=""/>
  <manifest:file-entry manifest:full-path="Pictures/200000010000014200000129F2269856.svm" manifest:media-type=""/>
  <manifest:file-entry manifest:full-path="Pictures/2000000100000250000000D8755B6AAD.svm" manifest:media-type=""/>
  <manifest:file-entry manifest:full-path="Pictures/20000001000002690000013145689BC3.svm" manifest:media-type=""/>
  <manifest:file-entry manifest:full-path="Pictures/200000020000020C00000105B3455D76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4cm" fo:min-width="0.2cm"/>
    </style:style>
    <style:style style:name="gr5" style:family="graphic" style:parent-style-name="standard">
      <style:graphic-properties draw:stroke="none" svg:stroke-color="#000000" draw:fill="none" draw:fill-color="#ffffff" fo:min-height="0.037cm"/>
    </style:style>
    <style:style style:name="gr6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style:font-name="Jameel Noori Nastaleeq"/>
    </style:style>
    <style:style style:name="P4" style:family="paragraph">
      <style:text-properties style:font-name="Jameel Noori Nastaleeq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size-complex="12pt"/>
    </style:style>
    <style:style style:name="T3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38cm" svg:height="3.555cm" svg:x="2.932cm" svg:y="0.244cm">
          <draw:image xlink:href="Pictures/200000020000020C00000105B3455D76.eps" xlink:type="simple" xlink:show="embed" xlink:actuate="onLoad">
            <text:p/>
          </draw:image>
        </draw:frame>
        <draw:line draw:style-name="gr2" draw:text-style-name="P1" draw:layer="layout" svg:x1="3.289cm" svg:y1="1.583cm" svg:x2="3.761cm" svg:y2="1.583cm">
          <text:p/>
        </draw:line>
        <draw:line draw:style-name="gr2" draw:text-style-name="P1" draw:layer="layout" svg:x1="4.654cm" svg:y1="0.521cm" svg:x2="4.654cm" svg:y2="0.963cm">
          <text:p/>
        </draw:line>
        <draw:frame draw:style-name="gr3" draw:text-style-name="P2" draw:layer="layout" svg:width="0.748cm" svg:height="0.729cm" svg:x="4.395cm" svg:y="0.877cm">
          <draw:text-box>
            <text:p><text:span text:style-name="T1">+</text:span></text:p>
          </draw:text-box>
        </draw:frame>
        <draw:frame draw:style-name="gr3" draw:text-style-name="P2" draw:layer="layout" svg:width="0.748cm" svg:height="0.729cm" svg:x="3.238cm" svg:y="1.547cm">
          <draw:text-box>
            <text:p><text:span text:style-name="T1">+</text:span></text:p>
          </draw:text-box>
        </draw:frame>
        <draw:frame draw:style-name="gr3" draw:text-style-name="P2" draw:layer="layout" svg:width="0.642cm" svg:height="0.729cm" svg:x="4.448cm" svg:y="1.783cm">
          <draw:text-box>
            <text:p><text:span text:style-name="T1">-</text:span></text:p>
          </draw:text-box>
        </draw:frame>
        <draw:frame draw:style-name="gr3" draw:text-style-name="P2" draw:layer="layout" svg:width="0.642cm" svg:height="0.729cm" svg:x="3.87cm" svg:y="2.169cm">
          <draw:text-box>
            <text:p><text:span text:style-name="T1">-</text:span></text:p>
          </draw:text-box>
        </draw:frame>
        <draw:line draw:style-name="gr2" draw:text-style-name="P1" draw:layer="layout" svg:x1="7.299cm" svg:y1="1.571cm" svg:x2="7.85cm" svg:y2="1.571cm">
          <text:p/>
        </draw:line>
        <draw:line draw:style-name="gr2" draw:text-style-name="P1" draw:layer="layout" svg:x1="8.727cm" svg:y1="0.521cm" svg:x2="8.727cm" svg:y2="0.968cm">
          <text:p/>
        </draw:line>
        <draw:frame draw:style-name="gr4" draw:text-style-name="P2" draw:layer="layout" svg:width="0.737cm" svg:height="0.764cm" svg:x="8.476cm" svg:y="0.944cm">
          <draw:text-box>
            <text:p><text:span text:style-name="T1">+</text:span></text:p>
          </draw:text-box>
        </draw:frame>
        <draw:frame draw:style-name="gr3" draw:text-style-name="P2" draw:layer="layout" svg:width="0.748cm" svg:height="0.729cm" svg:x="7.362cm" svg:y="1.549cm">
          <draw:text-box>
            <text:p><text:span text:style-name="T1">+</text:span></text:p>
          </draw:text-box>
        </draw:frame>
        <draw:frame draw:style-name="gr3" draw:text-style-name="P2" draw:layer="layout" svg:width="0.642cm" svg:height="0.729cm" svg:x="8.523cm" svg:y="1.819cm">
          <draw:text-box>
            <text:p><text:span text:style-name="T1">-</text:span></text:p>
          </draw:text-box>
        </draw:frame>
        <draw:frame draw:style-name="gr3" draw:text-style-name="P2" draw:layer="layout" svg:width="0.642cm" svg:height="0.729cm" svg:x="7.911cm" svg:y="2.264cm">
          <draw:text-box>
            <text:p><text:span text:style-name="T1">-</text:span></text:p>
          </draw:text-box>
        </draw:frame>
        <draw:frame draw:style-name="gr5" draw:text-style-name="P4" draw:layer="layout" svg:width="1.191cm" svg:height="0.916cm" svg:x="10.205cm" svg:y="2.781cm">
          <draw:text-box>
            <text:p text:style-name="P3"><text:span text:style-name="T2">(</text:span><text:span text:style-name="T3">ا</text:span><text:span text:style-name="T2">)</text:span></text:p>
          </draw:text-box>
        </draw:frame>
        <draw:frame draw:style-name="gr5" draw:text-style-name="P4" draw:layer="layout" svg:width="1.398cm" svg:height="0.916cm" svg:x="0.341cm" svg:y="2.8cm">
          <draw:text-box>
            <text:p text:style-name="P3"><text:span text:style-name="T2">(</text:span><text:span text:style-name="T3">ب</text:span><text:span text:style-name="T2">)</text:span></text:p>
          </draw:text-box>
        </draw:frame>
        <draw:frame draw:style-name="gr6" draw:text-style-name="P1" draw:layer="layout" svg:width="0.739cm" svg:height="0.365cm" svg:x="6.109cm" svg:y="1.526cm">
          <draw:image xlink:href="Pictures/20000001000002690000013145689BC3.svm" xlink:type="simple" xlink:show="embed" xlink:actuate="onLoad">
            <text:p/>
          </draw:image>
        </draw:frame>
        <draw:frame draw:style-name="gr7" draw:text-style-name="P1" draw:layer="layout" svg:width="0.385cm" svg:height="0.355cm" svg:x="4.784cm" svg:y="0.543cm">
          <draw:image xlink:href="Pictures/200000010000014200000129F2269856.svm" xlink:type="simple" xlink:show="embed" xlink:actuate="onLoad">
            <text:p/>
          </draw:image>
        </draw:frame>
        <draw:frame draw:style-name="gr8" draw:text-style-name="P1" draw:layer="layout" svg:width="0.709cm" svg:height="0.258cm" svg:x="4.415cm" svg:y="1.572cm">
          <draw:image xlink:href="Pictures/2000000100000250000000D8755B6AAD.svm" xlink:type="simple" xlink:show="embed" xlink:actuate="onLoad">
            <text:p/>
          </draw:image>
        </draw:frame>
        <draw:frame draw:style-name="gr9" draw:text-style-name="P1" draw:layer="layout" svg:width="0.552cm" svg:height="0.36cm" svg:x="3.689cm" svg:y="0.564cm">
          <draw:image xlink:href="Pictures/20000001000001CD0000012DBE74C9DE.svm" xlink:type="simple" xlink:show="embed" xlink:actuate="onLoad">
            <text:p/>
          </draw:image>
        </draw:frame>
        <draw:frame draw:style-name="gr10" draw:text-style-name="P1" draw:layer="layout" svg:width="0.385cm" svg:height="0.349cm" svg:x="3.251cm" svg:y="1.059cm">
          <draw:image xlink:href="Pictures/20000001000001420000012483F97882.svm" xlink:type="simple" xlink:show="embed" xlink:actuate="onLoad">
            <text:p/>
          </draw:image>
        </draw:frame>
        <draw:frame draw:style-name="gr11" draw:text-style-name="P1" draw:layer="layout" svg:width="0.72cm" svg:height="0.253cm" svg:x="3.574cm" svg:y="2.111cm">
          <draw:image xlink:href="Pictures/2000000100000259000000D4DE5EB20D.svm" xlink:type="simple" xlink:show="embed" xlink:actuate="onLoad">
            <text:p/>
          </draw:image>
        </draw:frame>
        <draw:frame draw:style-name="gr12" draw:text-style-name="P1" draw:layer="layout" svg:width="0.486cm" svg:height="0.258cm" svg:x="2.353cm" svg:y="2.07cm">
          <draw:image xlink:href="Pictures/2000000100000196000000D88048B7F8.svm" xlink:type="simple" xlink:show="embed" xlink:actuate="onLoad">
            <text:p/>
          </draw:image>
        </draw:frame>
        <draw:frame draw:style-name="gr13" draw:text-style-name="P1" draw:layer="layout" svg:width="0.75cm" svg:height="0.36cm" svg:x="2.05cm" svg:y="2.883cm">
          <draw:image xlink:href="Pictures/20000001000002720000012D1FCF2084.svm" xlink:type="simple" xlink:show="embed" xlink:actuate="onLoad">
            <text:p/>
          </draw:image>
        </draw:frame>
        <draw:frame draw:style-name="gr6" draw:text-style-name="P1" draw:layer="layout" svg:width="0.739cm" svg:height="0.365cm" svg:x="10.14cm" svg:y="1.495cm">
          <draw:image xlink:href="Pictures/20000001000002690000013145689BC3.svm" xlink:type="simple" xlink:show="embed" xlink:actuate="onLoad">
            <text:p/>
          </draw:image>
        </draw:frame>
        <draw:frame draw:style-name="gr9" draw:text-style-name="P1" draw:layer="layout" svg:width="0.552cm" svg:height="0.36cm" svg:x="7.713cm" svg:y="0.556cm">
          <draw:image xlink:href="Pictures/20000001000001CD0000012DBE74C9DE.svm" xlink:type="simple" xlink:show="embed" xlink:actuate="onLoad">
            <text:p/>
          </draw:image>
        </draw:frame>
        <draw:frame draw:style-name="gr14" draw:text-style-name="P1" draw:layer="layout" svg:width="0.426cm" svg:height="0.36cm" svg:x="8.858cm" svg:y="0.525cm">
          <draw:image xlink:href="Pictures/20000001000001640000012D60A1FB1C.svm" xlink:type="simple" xlink:show="embed" xlink:actuate="onLoad">
            <text:p/>
          </draw:image>
        </draw:frame>
        <draw:frame draw:style-name="gr15" draw:text-style-name="P1" draw:layer="layout" svg:width="0.426cm" svg:height="0.355cm" svg:x="7.254cm" svg:y="1.072cm">
          <draw:image xlink:href="Pictures/200000010000016400000129B6113C1E.svm" xlink:type="simple" xlink:show="embed" xlink:actuate="onLoad">
            <text:p/>
          </draw:image>
        </draw:frame>
        <draw:frame draw:style-name="gr16" draw:text-style-name="P1" draw:layer="layout" svg:width="0.745cm" svg:height="0.365cm" svg:x="8.472cm" svg:y="1.558cm">
          <draw:image xlink:href="Pictures/200000010000026E00000131C72237C2.svm" xlink:type="simple" xlink:show="embed" xlink:actuate="onLoad">
            <text:p/>
          </draw:image>
        </draw:frame>
        <draw:frame draw:style-name="gr13" draw:text-style-name="P1" draw:layer="layout" svg:width="0.75cm" svg:height="0.36cm" svg:x="6.081cm" svg:y="2.4cm">
          <draw:image xlink:href="Pictures/20000001000002720000012D1FCF2084.svm" xlink:type="simple" xlink:show="embed" xlink:actuate="onLoad">
            <text:p/>
          </draw:image>
        </draw:frame>
        <draw:frame draw:style-name="gr13" draw:text-style-name="P1" draw:layer="layout" svg:width="0.75cm" svg:height="0.36cm" svg:x="7.56cm" svg:y="2.105cm">
          <draw:image xlink:href="Pictures/20000001000002720000012D1FCF208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20:36:12.158730359</dc:date>
    <meta:editing-duration>PT17M11S</meta:editing-duration>
    <meta:editing-cycles>2</meta:editing-cycles>
    <meta:generator>LibreOffice/4.2.8.2$Linux_x86 LibreOffice_project/420m0$Build-2</meta:generator>
    <meta:document-statistic meta:object-count="30"/>
  </office:meta>
</office:document-meta>
</file>